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Edit- house, room 6209</text:p>
      <text:p text:style-name="Text_20_body">Date: Thurday, 15/3 -12</text:p>
      <text:p text:style-name="Text_20_body">Time: 10.00-13.00</text:p>
      <text:p text:style-name="Text_20_body">Facilitator: <text:span text:style-name="T1">Isabelle Frölich</text:span></text:p>
      <text:p text:style-name="Text_20_body">Participants: Madeleine Appert, Cecilia Edwall, Isabelle Frölich, Johan Gustavsson</text:p>
      <text:list xml:id="list36586676" text:style-name="L1">
        <text:list-item>
          <text:p text:style-name="P1">Objectives (5 min)</text:p>
          <text:p text:style-name="P1">Solve the problems with the use cases(text).</text:p>
        </text:list-item>
        <text:list-item>
          <text:p text:style-name="P1">Reports (15 min)</text:p>
          <text:p text:style-name="P1">We now understand how the domain model works and we have started building it.</text:p>
        </text:list-item>
        <text:list-item>
          <text:p text:style-name="P1">Discussion items (35 min)</text:p>
          <text:list>
            <text:list-item>
              <text:p text:style-name="P1">We discussed and decided which classes we need for the project.</text:p>
            </text:list-item>
            <text:list-item>
              <text:p text:style-name="P1">Delegate the classes evenly between the members of the group.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Madeleine should finish the RAD and begin coding the classes assigned to her (Card and Timer).</text:p>
            </text:list-item>
            <text:list-item>
              <text:p text:style-name="P1">Cecilia has been delegated a use case to work with and she should begin with the classes assigned to her (Team, Challenge and Piece).</text:p>
            </text:list-item>
            <text:list-item>
              <text:p text:style-name="P1">Johan should begin with the classes assigned to him and is responsible for the use case text document (Bet and Misson).</text:p>
            </text:list-item>
            <text:list-item>
              <text:p text:style-name="P1">Isabelle should begin with the classes assigned to her and has been delegated a use case to work with (Board, Tile and C.A)<text:tab/>.</text:p>
            </text:list-item>
          </text:list>
        </text:list-item>
        <text:list-item>
          <text:p text:style-name="P1">Wrap up</text:p>
          <text:list>
            <text:list-item>
              <text:p text:style-name="P1">How the different classes should interact.</text:p>
            </text:list-item>
            <text:list-item>
              <text:p text:style-name="P1">Discuss which classes should interact and follow up on the use case(text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35:41</meta:creation-date>
    <dc:date>2012-03-20T16:54:14.68</dc:date>
    <meta:editing-cycles>10</meta:editing-cycles>
    <meta:editing-duration>PT6H58M29S</meta:editing-duration>
    <dc:creator>Isabelle Frölich</dc:creator>
    <meta:document-statistic meta:table-count="0" meta:image-count="0" meta:object-count="0" meta:page-count="1" meta:paragraph-count="21" meta:word-count="200" meta:character-count="1153"/>
    <meta:user-defined meta:name="Info 1"/>
    <meta:user-defined meta:name="Info 2"/>
    <meta:user-defined meta:name="Info 3"/>
    <meta:user-defined meta:name="Info 4"/>
  </office:meta>
</office:document-meta>
</file>